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French<text:tab/><text:tab/><text:tab/><text:tab/><text:tab/></text:p>
      <text:p text:style-name="P4">Author of letter<text:tab/><text:tab/><text:tab/><text:tab/>N. Levery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9, 1891</text:p>
      <text:p text:style-name="P4">Month<text:tab/><text:tab/><text:tab/><text:tab/><text:tab/><text:tab/>March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aris</text:p>
      <text:p text:style-name="P4">State<text:tab/><text:tab/><text:tab/><text:tab/><text:tab/><text:tab/></text:p>
      <text:p text:style-name="P4">Country<text:tab/><text:tab/><text:tab/><text:tab/><text:tab/>France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ue de Tr<text:span text:style-name="T2">é</text:span><text:span text:style-name="T3">vise, 35.<text:tab/><text:tab/><text:tab/><text:tab/><text:tab/><text:tab/>ALLIANCE ISRA</text:span><text:span text:style-name="T2">É</text:span><text:span text:style-name="T3">LITE UNIVERSELLE/</text:span></text:p>
      <text:p text:style-name="P2"><text:span text:style-name="T3">No 8064<text:tab/><text:tab/><text:tab/><text:tab/><text:tab/><text:tab/><text:tab/><text:tab/><text:tab/>Paris, le 9 Mars 1891/</text:span></text:p>
      <text:p text:style-name="P2"><text:span text:style-name="T3">R</text:span><text:span text:style-name="T2">É</text:span><text:span text:style-name="T3">PONSE AUX/</text:span></text:p>
      <text:p text:style-name="P2"><text:span text:style-name="T3">No 5245/</text:span></text:p>
      <text:p text:style-name="P2"><text:span text:style-name="T3"><text:tab/><text:tab/>Cher Monsieur,/</text:span></text:p>
      <text:p text:style-name="P2"><text:span text:style-name="T3"><text:tab/>J'ai recu votre lettre du 18 f</text:span><text:span text:style-name="T2">é</text:span><text:span text:style-name="T3">vrier et j'ai/ appris avec la plus grande satisfaction ce que/ vous me dites du legs g</text:span><text:span text:style-name="T2">é</text:span><text:span text:style-name="T3">n</text:span><text:span text:style-name="T2">é</text:span><text:span text:style-name="T3">reux fait </text:span><text:span text:style-name="T2">à</text:span><text:span text:style-name="T3"> notre So-/ci</text:span><text:span text:style-name="T2">é</text:span><text:span text:style-name="T3">t</text:span><text:span text:style-name="T2">é</text:span><text:span text:style-name="T3"> par Miss Ellen Philips. <text:s/>Nous connaissions/ d</text:span><text:span text:style-name="T2">é</text:span><text:span text:style-name="T3">j</text:span><text:span text:style-name="T2">à</text:span><text:span text:style-name="T3"> la regrett</text:span><text:span text:style-name="T2">é</text:span><text:span text:style-name="T3">e d</text:span><text:span text:style-name="T2">é</text:span><text:span text:style-name="T3">funte, nous savions qu'elle/ prenait une grande part aux oeuvres de bienfai-/sance de votre ville; </text:span><text:span text:style-name="T2">à</text:span><text:span text:style-name="T3"> diff</text:span><text:span text:style-name="T2">é</text:span><text:span text:style-name="T3">rentes reprises d</text:span><text:span text:style-name="T2">é</text:span><text:span text:style-name="T3">-/j</text:span><text:span text:style-name="T2">à</text:span><text:span text:style-name="T3">, elle et des membres de sa famille nous ont/ donn</text:span><text:span text:style-name="T2">é</text:span><text:span text:style-name="T3"> des t</text:span><text:span text:style-name="T2">é</text:span><text:span text:style-name="T3">moignages de leur g</text:span><text:span text:style-name="T2">é</text:span><text:span text:style-name="T3">n</text:span><text:span text:style-name="T2">é</text:span><text:span text:style-name="T3">reuse sympathie/</text:span></text:p>
      <text:p text:style-name="P2"><text:span text:style-name="T3"><text:tab/>M. Dropsie nous a envoy</text:span><text:span text:style-name="T2">é</text:span><text:span text:style-name="T3"> il y a quelque/ temps la somme de fr. 4,000 montant des souscrip-/tions recueillies dans votre ville. <text:s/>Je suis par-/ticuli</text:span><text:span text:style-name="T2">è</text:span><text:span text:style-name="T3">rment heureux du pr</text:span><text:span text:style-name="T2">é</text:span><text:span text:style-name="T3">cieux concours que/ vous voulez bien pr</text:span><text:span text:style-name="T2">ê</text:span><text:span text:style-name="T3">ter </text:span><text:span text:style-name="T2">à</text:span><text:span text:style-name="T3"> notre association et/</text:span></text:p>
      <text:p text:style-name="P2"><text:soft-page-break/><text:span text:style-name="T3">Monsieur le Rev. S. Morais,/</text:span></text:p>
      <text:p text:style-name="P2"><text:span text:style-name="T3">546, N. Fifth Str.,/</text:span></text:p>
      <text:p text:style-name="P2"><text:span text:style-name="T3"><text:tab/>Philadelphie./</text:span></text:p>
      <text:p text:style-name="P2"><text:span text:style-name="T3"/></text:p>
      <text:p text:style-name="P2"><text:span text:style-name="T3">[Page 2]</text:span></text:p>
      <text:p text:style-name="P2"><text:span text:style-name="T3">suis convaineu que votre appel de Purim en faveur/ de l'Alliance sera entendu par nos amis de Phila-/delphie./</text:span></text:p>
      <text:p text:style-name="P2"><text:span text:style-name="T3"><text:tab/>Recevez, cher Monsieur, l'assurance de mes/ meilleurs sentiments./ N Lever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1:56:59.95</meta:creation-date>
    <dc:date>2011-11-23T12:10:05.59</dc:date>
    <dc:creator>Penn Libraries</dc:creator>
    <meta:editing-duration>PT00H13M0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34" meta:character-count="2320"/>
  </office:meta>
</office:document-meta>
</file>